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yboard MCU Sw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5556 with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s SKCM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si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 HerbalNeko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Pear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(Row 8)</text:p>
          </table:table-cell>
          <table:table-cell office:value-type="string" calcext:value-type="string">
            <text:p>Column (1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 A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ce B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ce C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ackSp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Slash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Mult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07:18:36.109500049</meta:creation-date>
    <dc:date>2022-06-16T09:19:13.074937668</dc:date>
    <meta:editing-duration>P1DT12H55M58S</meta:editing-duration>
    <meta:editing-cycles>6</meta:editing-cycles>
    <meta:generator>LibreOffice/7.3.4.2$Linux_X86_64 LibreOffice_project/30$Build-2</meta:generator>
    <meta:document-statistic meta:table-count="1" meta:cell-count="506" meta:object-count="0"/>
  </office:meta>
</office:document-meta>
</file>